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i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terrazzi/balcon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ezzo €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vani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Murr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rgo Panigal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rr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4"/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lpigh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rcon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17T14:44:58.904277866</dc:date>
    <meta:editing-duration>PT1H40M49S</meta:editing-duration>
    <meta:editing-cycles>20</meta:editing-cycles>
    <meta:document-statistic meta:table-count="1" meta:cell-count="321" meta:object-count="0"/>
  </office:meta>
</office:document-meta>
</file>